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698c4" officeooo:paragraph-rsid="001698c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698c4" officeooo:paragraph-rsid="001698c4" style:font-weight-asian="bold" style:font-weight-complex="bold"/>
    </style:style>
    <style:style style:name="P3" style:family="paragraph" style:parent-style-name="Standard" style:list-style-name="L4">
      <style:paragraph-properties fo:margin-left="1.251cm" fo:margin-right="0cm" fo:text-align="start" style:justify-single-word="false" fo:text-indent="-0.635cm" style:auto-text-indent="false"/>
      <style:text-properties fo:font-weight="bold" officeooo:rsid="001698c4" officeooo:paragraph-rsid="001698c4" style:font-weight-asian="bold" style:font-weight-complex="bold"/>
    </style:style>
    <style:style style:name="P4" style:family="paragraph" style:parent-style-name="Standard" style:list-style-name="L4">
      <style:paragraph-properties fo:margin-left="1.251cm" fo:margin-right="0cm" fo:text-align="start" style:justify-single-word="false" fo:text-indent="-0.635cm" style:auto-text-indent="false"/>
      <style:text-properties fo:font-weight="normal" officeooo:rsid="001698c4" officeooo:paragraph-rsid="00190b62" style:font-weight-asian="normal" style:font-weight-complex="normal"/>
    </style:style>
    <style:style style:name="P5" style:family="paragraph" style:parent-style-name="Standard" style:list-style-name="L4">
      <style:paragraph-properties fo:margin-left="1.251cm" fo:margin-right="0cm" fo:text-align="start" style:justify-single-word="false" fo:text-indent="-0.635cm" style:auto-text-indent="false"/>
      <style:text-properties officeooo:paragraph-rsid="00190b62"/>
    </style:style>
    <style:style style:name="T1" style:family="text">
      <style:text-properties officeooo:rsid="0017b23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b23e" style:font-weight-asian="normal" style:font-weight-complex="normal"/>
    </style:style>
    <style:style style:name="T4" style:family="text">
      <style:text-properties fo:font-weight="normal" officeooo:rsid="00190b62" style:font-weight-asian="normal" style:font-weight-complex="normal"/>
    </style:style>
    <style:style style:name="T5" style:family="text">
      <style:text-properties fo:font-weight="normal" officeooo:rsid="0019a571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190b62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fo:font-weight="normal" officeooo:rsid="0019a571" style:font-style-asian="italic" style:font-weight-asian="normal" style:font-style-complex="italic" style:font-weight-complex="normal"/>
    </style:style>
    <style:style style:name="T10" style:family="text">
      <style:text-properties fo:font-style="normal" style:text-underline-style="solid" style:text-underline-width="auto" style:text-underline-color="font-color" fo:font-weight="normal" officeooo:rsid="0019a571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19a571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1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019cm" fo:text-indent="-0.635cm" fo:margin-left="0.0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54cm" fo:text-indent="-0.635cm" fo:margin-left="0.6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89 - <text:span text:style-name="T1">(</text:span>13208<text:span text:style-name="T1">)</text:span></text:p>
      <text:p text:style-name="P1">LAKKU MAHENDRA</text:p>
      <text:p text:style-name="P2"/>
      <text:p text:style-name="P2">C - Language Difficulty Words: (Bitwise operators)</text:p>
      <text:list xml:id="list2833748101426881135" text:style-name="L4">
        <text:list-header>
          <text:p text:style-name="P3"/>
        </text:list-header>
        <text:list-item>
          <text:p text:style-name="P4">Bitwise<text:tab/><text:tab/>: Denoting an operator in a programming language which manipulates <text:tab/><text:tab/><text:tab/> <text:s/>the individual bits in a byte or word. <text:s/></text:p>
        </text:list-item>
        <text:list-item>
          <text:p text:style-name="P5"><text:span text:style-name="T3">Manipulation<text:tab/><text:tab/>: </text:span><text:span text:style-name="T4">T</text:span>he action of manipulating something in a skilful manner.<text:span text:style-name="T3"> </text:span></text:p>
        </text:list-item>
        <text:list-item>
          <text:p text:style-name="P5"><text:span text:style-name="T3">I</text:span><text:span text:style-name="T4">nclusive <text:tab/><text:tab/>: </text:span><text:span text:style-name="T5">I</text:span>ncluding all the services or items normally expected or required.</text:p>
        </text:list-item>
        <text:list-item>
          <text:p text:style-name="P5"><text:span text:style-name="T4">Exclusive<text:tab/><text:tab/>: </text:span><text:span text:style-name="T5">R</text:span>estricted to the person, group, or area concerned.</text:p>
        </text:list-item>
        <text:list-item>
          <text:p text:style-name="P5"><text:span text:style-name="T4">Distinguish<text:tab/><text:tab/>: </text:span>recognize or treat as different.</text:p>
        </text:list-item>
        <text:list-item>
          <text:p text:style-name="P5"><text:span text:style-name="T4">Imply<text:tab/><text:tab/><text:tab/>: </text:span><text:span text:style-name="T11">I</text:span><text:span text:style-name="T7">ndicate</text:span> the truth or existence of (something) by suggestion rather <text:tab/><text:tab/><text:tab/> <text:s/>than explicit reference.</text:p>
        </text:list-item>
        <text:list-item>
          <text:p text:style-name="P5"><text:span text:style-name="T4">Yield<text:tab/><text:tab/><text:tab/>: </text:span><text:span text:style-name="T5">G</text:span>ive way to arguments, demands, or pressure.</text:p>
        </text:list-item>
        <text:list-item>
          <text:p text:style-name="P5"><text:span text:style-name="T4">Sensible<text:tab/><text:tab/>: </text:span><text:span text:style-name="T5">D</text:span>one or chosen in accordance with wisdom or prudence; likely to be <text:tab/><text:tab/><text:tab/> <text:s/>of benefit.</text:p>
        </text:list-item>
        <text:list-item>
          <text:p text:style-name="P5"><text:span text:style-name="T4">Desired<text:tab/><text:tab/>: </text:span><text:span text:style-name="T5">S</text:span>trongly wished for or intended.</text:p>
        </text:list-item>
        <text:list-item>
          <text:p text:style-name="P5"><text:span text:style-name="T4">Portable<text:tab/><text:tab/>: </text:span><text:span text:style-name="T5">A</text:span>ble to be easily carried or mov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11:40:28.370942878</meta:creation-date>
    <meta:editing-duration>PT13M50S</meta:editing-duration>
    <meta:editing-cycles>2</meta:editing-cycles>
    <meta:generator>LibreOffice/4.2.8.2$Linux_x86 LibreOffice_project/420m0$Build-2</meta:generator>
    <dc:date>2019-04-20T12:24:50.192237986</dc:date>
    <meta:document-statistic meta:table-count="0" meta:image-count="0" meta:object-count="0" meta:page-count="1" meta:paragraph-count="13" meta:word-count="137" meta:character-count="829" meta:non-whitespace-character-count="684"/>
  </office:meta>
</office:document-meta>
</file>